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cc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111111" draw:marker-start-width="0.358cm" draw:marker-end-width="0.358cm" draw:fill-color="#663300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ffffcc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6633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cc9966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2.9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9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Segoe UI Semibold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3" style:family="paragraph">
      <style:paragraph-properties fo:text-align="center"/>
      <style:text-properties fo:color="#ffffff" fo:font-family="Bahnschrift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P4" style:family="paragraph">
      <style:paragraph-properties fo:text-align="center"/>
      <style:text-properties fo:color="#ffffff" fo:font-family="Bahnschrift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P5" style:family="paragraph">
      <style:paragraph-properties fo:text-align="center"/>
      <style:text-properties fo:color="#ffffff" fo:font-family="Bahnschrift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P6" style:family="paragraph">
      <style:paragraph-properties fo:text-align="center"/>
      <style:text-properties fo:color="#ffffff" fo:font-family="Bahnschrif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color="#ffffff" fo:font-family="Bahnschrift" style:font-family-generic="swiss" style:font-pitch="variable" fo:font-size="17.5pt" fo:font-weight="bold" style:font-size-asian="17.5pt" style:font-weight-asian="bold" style:font-size-complex="17.5pt" style:font-weight-complex="bold"/>
    </style:style>
    <style:style style:name="P8" style:family="paragraph">
      <style:paragraph-properties fo:text-align="center"/>
      <style:text-properties fo:color="#ffffff" fo:font-family="Bahnschrift" style:font-family-generic="swiss" style:font-pitch="variable" fo:font-weight="bold" style:font-weight-asian="bold" style:font-weight-complex="bold"/>
    </style:style>
    <style:style style:name="P9" style:family="paragraph">
      <style:text-properties fo:font-weight="bold" style:font-weight-asian="bold" style:font-weight-complex="bold"/>
    </style:style>
    <style:style style:name="T1" style:family="text">
      <style:text-properties fo:color="#ffffff" fo:font-family="Bahnschrift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2" style:family="text">
      <style:text-properties fo:color="#ffffff" fo:font-family="Bahnschrift" style:font-family-generic="swiss" style:font-pitch="variable" fo:font-size="19pt" fo:font-weight="bold" style:font-size-asian="19pt" style:font-weight-asian="bold" style:font-size-complex="19pt" style:font-weight-complex="bold"/>
    </style:style>
    <style:style style:name="T3" style:family="text">
      <style:text-properties fo:color="#ffffff" fo:font-family="Bahnschrift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ffffff" fo:font-family="Bahnschrif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ffffff" fo:font-family="Bahnschrift" style:font-family-generic="swiss" style:font-pitch="variable" fo:font-size="17.5pt" fo:font-weight="bold" style:font-size-asian="17.5pt" style:font-weight-asian="bold" style:font-size-complex="17.5pt" style:font-weight-complex="bold"/>
    </style:style>
    <style:style style:name="T6" style:family="text">
      <style:text-properties fo:color="#ffffff" fo:font-family="Bahnschrift" style:font-family-generic="swiss" style:font-pitch="variabl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669cm" svg:height="14.859cm" svg:x="1.397cm" svg:y="1.524cm">
          <text:p/>
        </draw:rect>
        <draw:rect draw:style-name="gr2" draw:text-style-name="P2" draw:layer="layout" svg:width="16.764cm" svg:height="1.905cm" svg:x="2.413cm" svg:y="2.413cm">
          <text:p text:style-name="P1"><text:span text:style-name="T1">COMMAND HANDLER</text:span></text:p>
        </draw:rect>
        <draw:rect draw:style-name="gr2" draw:text-style-name="P3" draw:layer="layout" svg:width="16.764cm" svg:height="1.905cm" svg:x="2.413cm" svg:y="4.614cm">
          <text:p text:style-name="P1"><text:span text:style-name="T1">FILE HANDLER</text:span></text:p>
        </draw:rect>
        <draw:rect draw:style-name="gr2" draw:text-style-name="P3" draw:layer="layout" svg:width="16.764cm" svg:height="1.905cm" svg:x="2.413cm" svg:y="6.814cm">
          <text:p text:style-name="P1"><text:span text:style-name="T1">DIRECTORY HANDLER</text:span></text:p>
        </draw:rect>
        <draw:rect draw:style-name="gr2" draw:text-style-name="P3" draw:layer="layout" svg:width="16.764cm" svg:height="1.905cm" svg:x="2.413cm" svg:y="9.014cm">
          <text:p text:style-name="P1"><text:span text:style-name="T1">ERASURE CODING</text:span></text:p>
        </draw:rect>
        <draw:rect draw:style-name="gr2" draw:text-style-name="P3" draw:layer="layout" svg:width="16.764cm" svg:height="1.905cm" svg:x="2.413cm" svg:y="11.214cm">
          <text:p text:style-name="P1"><text:span text:style-name="T1">CIPHER</text:span></text:p>
        </draw:rect>
        <draw:rect draw:style-name="gr2" draw:text-style-name="P3" draw:layer="layout" svg:width="16.764cm" svg:height="1.905cm" svg:x="2.413cm" svg:y="13.414cm">
          <text:p text:style-name="P1"><text:span text:style-name="T1">NETWORK HANDLER</text:span></text:p>
        </draw:rect>
        <draw:frame draw:style-name="gr3" draw:layer="layout" svg:width="0.502cm" svg:height="1.204cm" svg:x="19.177cm" svg:y="6.223cm">
          <draw:text-box>
            <text:p/>
          </draw:text-box>
        </draw:frame>
        <draw:frame draw:style-name="gr3" draw:layer="layout" svg:width="0.502cm" svg:height="1.204cm" svg:x="27.94cm" svg:y="5.969cm">
          <draw:text-box>
            <text:p/>
          </draw:text-box>
        </draw:frame>
        <draw:rect draw:style-name="gr4" draw:text-style-name="P1" draw:layer="layout" svg:width="9.017cm" svg:height="8.254cm" svg:x="1.271cm" svg:y="17.2cm">
          <text:p/>
        </draw:rect>
        <draw:rect draw:style-name="gr5" draw:text-style-name="P4" draw:layer="layout" svg:width="7.62cm" svg:height="1.524cm" svg:x="1.978cm" svg:y="17.834cm">
          <text:p text:style-name="P1"><text:span text:style-name="T2">R-MDFS NAMESPACE</text:span></text:p>
        </draw:rect>
        <draw:rect draw:style-name="gr6" draw:text-style-name="P5" draw:layer="layout" svg:width="7.62cm" svg:height="1.524cm" svg:x="1.978cm" svg:y="19.634cm">
          <text:p text:style-name="P1"><text:span text:style-name="T3">SERVICE COORDINATION</text:span></text:p>
        </draw:rect>
        <draw:rect draw:style-name="gr6" draw:text-style-name="P6" draw:layer="layout" svg:width="7.62cm" svg:height="1.524cm" svg:x="1.978cm" svg:y="21.434cm">
          <text:p text:style-name="P1"><text:span text:style-name="T4">TOPOLOGY DISCOVERY</text:span></text:p>
        </draw:rect>
        <draw:rect draw:style-name="gr6" draw:text-style-name="P7" draw:layer="layout" svg:width="7.62cm" svg:height="1.524cm" svg:x="1.978cm" svg:y="23.234cm">
          <text:p text:style-name="P1"><text:span text:style-name="T5">EDGE HEALTH MONITOR</text:span></text:p>
        </draw:rect>
        <draw:rect draw:style-name="gr4" draw:text-style-name="P1" draw:layer="layout" svg:width="9.017cm" svg:height="8.254cm" svg:x="11.072cm" svg:y="17.2cm">
          <text:p/>
        </draw:rect>
        <draw:rect draw:style-name="gr6" draw:text-style-name="P8" draw:layer="layout" svg:width="7.62cm" svg:height="1.524cm" svg:x="11.778cm" svg:y="17.834cm">
          <text:p text:style-name="P1"><text:span text:style-name="T6">REP. FACTOR DECISION</text:span></text:p>
        </draw:rect>
        <draw:rect draw:style-name="gr6" draw:text-style-name="P8" draw:layer="layout" svg:width="7.62cm" svg:height="1.524cm" svg:x="11.778cm" svg:y="19.634cm">
          <text:p text:style-name="P1"><text:span text:style-name="T6">REGRET MINIMIZE ALG.</text:span></text:p>
        </draw:rect>
        <draw:rect draw:style-name="gr6" draw:text-style-name="P8" draw:layer="layout" svg:width="7.62cm" svg:height="1.524cm" svg:x="11.778cm" svg:y="21.434cm">
          <text:p text:style-name="P1"><text:span text:style-name="T6">PACKET MUX/DEMUX</text:span></text:p>
        </draw:rect>
        <draw:rect draw:style-name="gr6" draw:text-style-name="P8" draw:layer="layout" svg:width="7.62cm" svg:height="1.524cm" svg:x="11.778cm" svg:y="23.334cm">
          <text:p text:style-name="P1"><text:span text:style-name="T6">PACKET FORWARDING</text:span></text:p>
        </draw:rect>
        <draw:frame draw:style-name="gr7" draw:text-style-name="P9" draw:layer="layout" svg:width="3.465cm" svg:height="0.983cm" svg:x="9.309cm" svg:y="0.508cm">
          <draw:text-box>
            <text:p><text:span text:style-name="T7">R-MDFS</text:span></text:p>
          </draw:text-box>
        </draw:frame>
        <draw:frame draw:style-name="gr8" draw:text-style-name="P9" draw:layer="layout" svg:width="4.826cm" svg:height="1.675cm" svg:x="3.764cm" svg:y="25.557cm">
          <draw:text-box>
            <text:p><text:span text:style-name="T7">EdgeKeeper</text:span></text:p>
          </draw:text-box>
        </draw:frame>
        <draw:frame draw:style-name="gr9" draw:text-style-name="P9" draw:layer="layout" svg:width="2.475cm" svg:height="0.983cm" svg:x="14.576cm" svg:y="25.535cm">
          <draw:text-box>
            <text:p><text:span text:style-name="T7">RSo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5-14T15:55:45.66</meta:creation-date>
    <meta:editing-duration>PT46M9S</meta:editing-duration>
    <meta:editing-cycles>22</meta:editing-cycles>
    <meta:generator>OpenOffice/4.1.7$Win32 OpenOffice.org_project/417m1$Build-9800</meta:generator>
    <meta:initial-creator>Mohammad Sagor</meta:initial-creator>
    <dc:date>2020-06-22T04:25:09.73</dc:date>
    <dc:creator>Mohammad Sagor</dc:creator>
    <meta:document-statistic meta:object-count="22"/>
  </office:meta>
</office:document-meta>
</file>